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0000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7.142cm" style:rel-column-width="27531*"/>
    </style:style>
    <style:style style:name="Tableau2.B" style:family="table-column">
      <style:table-column-properties style:column-width="9.858cm" style:rel-column-width="38004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4pt solid #000000" fo:border-right="none" fo:border-top="none" fo:border-bottom="none"/>
    </style:style>
    <style:style style:name="P1" style:family="paragraph" style:parent-style-name="Standard">
      <style:text-properties officeooo:rsid="0008d841" officeooo:paragraph-rsid="0008d841"/>
    </style:style>
    <style:style style:name="P2" style:family="paragraph" style:parent-style-name="Standard">
      <style:text-properties fo:font-weight="bold" officeooo:rsid="000a8396" officeooo:paragraph-rsid="000a8396" style:font-weight-asian="bold" style:font-weight-complex="bold"/>
    </style:style>
    <style:style style:name="P3" style:family="paragraph" style:parent-style-name="Standard">
      <style:text-properties fo:font-weight="bold" officeooo:rsid="000b78b1" officeooo:paragraph-rsid="000b78b1" style:font-weight-asian="bold" style:font-weight-complex="bold"/>
    </style:style>
    <style:style style:name="P4" style:family="paragraph" style:parent-style-name="Standard">
      <style:text-properties fo:font-weight="bold" officeooo:rsid="000d0b04" officeooo:paragraph-rsid="000d0b04" style:font-weight-asian="bold" style:font-weight-complex="bold"/>
    </style:style>
    <style:style style:name="P5" style:family="paragraph" style:parent-style-name="Standard">
      <style:text-properties fo:font-weight="bold" officeooo:rsid="000ec14f" officeooo:paragraph-rsid="000ec14f" style:font-weight-asian="bold" style:font-weight-complex="bold"/>
    </style:style>
    <style:style style:name="P6" style:family="paragraph" style:parent-style-name="Standard">
      <style:text-properties fo:font-weight="bold" officeooo:rsid="0014def6" officeooo:paragraph-rsid="0014def6" fo:background-color="transparent" style:font-weight-asian="bold" style:font-weight-complex="bold"/>
    </style:style>
    <style:style style:name="P7" style:family="paragraph" style:parent-style-name="Standard">
      <style:text-properties fo:font-weight="bold" officeooo:rsid="00185ecd" officeooo:paragraph-rsid="00185ecd" fo:background-color="transparent" style:font-weight-asian="bold" style:font-weight-complex="bold"/>
    </style:style>
    <style:style style:name="P8" style:family="paragraph" style:parent-style-name="Standard">
      <style:text-properties fo:font-weight="normal" officeooo:rsid="000a8396" officeooo:paragraph-rsid="000a8396" style:font-weight-asian="normal" style:font-weight-complex="normal"/>
    </style:style>
    <style:style style:name="P9" style:family="paragraph" style:parent-style-name="Standard">
      <style:text-properties fo:font-weight="normal" officeooo:rsid="000a8396" officeooo:paragraph-rsid="000b78b1" style:font-weight-asian="normal" style:font-weight-complex="normal"/>
    </style:style>
    <style:style style:name="P10" style:family="paragraph" style:parent-style-name="Standard">
      <style:text-properties fo:font-weight="normal" officeooo:rsid="000b78b1" officeooo:paragraph-rsid="000b78b1" style:font-weight-asian="normal" style:font-weight-complex="normal"/>
    </style:style>
    <style:style style:name="P11" style:family="paragraph" style:parent-style-name="Standard">
      <style:text-properties fo:font-weight="normal" officeooo:rsid="000d0b04" officeooo:paragraph-rsid="000d0b04" style:font-weight-asian="normal" style:font-weight-complex="normal"/>
    </style:style>
    <style:style style:name="P12" style:family="paragraph" style:parent-style-name="Standard">
      <style:text-properties fo:font-weight="normal" officeooo:rsid="000d0b04" officeooo:paragraph-rsid="000ec14f" style:font-weight-asian="normal" style:font-weight-complex="normal"/>
    </style:style>
    <style:style style:name="P13" style:family="paragraph" style:parent-style-name="Standard">
      <style:text-properties fo:font-weight="normal" officeooo:rsid="000ec14f" officeooo:paragraph-rsid="000ec14f" style:font-weight-asian="normal" style:font-weight-complex="normal"/>
    </style:style>
    <style:style style:name="P14" style:family="paragraph" style:parent-style-name="Standard">
      <style:text-properties fo:font-weight="normal" officeooo:rsid="00106b71" officeooo:paragraph-rsid="00106b71" style:font-weight-asian="normal" style:font-weight-complex="normal"/>
    </style:style>
    <style:style style:name="P15" style:family="paragraph" style:parent-style-name="Standard">
      <style:text-properties fo:font-weight="normal" officeooo:rsid="00106b71" officeooo:paragraph-rsid="001155e9" style:font-weight-asian="normal" style:font-weight-complex="normal"/>
    </style:style>
    <style:style style:name="P16" style:family="paragraph" style:parent-style-name="Standard">
      <style:text-properties fo:font-weight="normal" officeooo:rsid="001155e9" officeooo:paragraph-rsid="001155e9" style:font-weight-asian="normal" style:font-weight-complex="normal"/>
    </style:style>
    <style:style style:name="P17" style:family="paragraph" style:parent-style-name="Standard">
      <style:text-properties fo:font-weight="normal" officeooo:rsid="0014def6" officeooo:paragraph-rsid="0014def6" fo:background-color="transparent" style:font-weight-asian="normal" style:font-weight-complex="normal"/>
    </style:style>
    <style:style style:name="P18" style:family="paragraph" style:parent-style-name="Standard">
      <style:text-properties fo:font-weight="normal" officeooo:rsid="00167b84" officeooo:paragraph-rsid="00167b84" fo:background-color="transparent" style:font-weight-asian="normal" style:font-weight-complex="normal"/>
    </style:style>
    <style:style style:name="P19" style:family="paragraph" style:parent-style-name="Standard">
      <style:text-properties fo:font-weight="normal" officeooo:rsid="00185ecd" officeooo:paragraph-rsid="00185ecd" fo:background-color="transparent" style:font-weight-asian="normal" style:font-weight-complex="normal"/>
    </style:style>
    <style:style style:name="P20" style:family="paragraph" style:parent-style-name="Standard">
      <style:text-properties fo:font-weight="normal" officeooo:rsid="0019fa9b" officeooo:paragraph-rsid="0019fa9b" fo:background-color="transparent" style:font-weight-asian="normal" style:font-weight-complex="normal"/>
    </style:style>
    <style:style style:name="P21" style:family="paragraph" style:parent-style-name="Standard">
      <style:text-properties fo:font-weight="normal" officeooo:rsid="001155e9" officeooo:paragraph-rsid="001155e9" fo:background-color="transparent" style:font-weight-asian="normal" style:font-weight-complex="normal"/>
    </style:style>
    <style:style style:name="P22" style:family="paragraph" style:parent-style-name="Standard">
      <style:text-properties fo:font-weight="normal" officeooo:rsid="0012e279" officeooo:paragraph-rsid="0012e279" fo:background-color="transparent" style:font-weight-asian="normal" style:font-weight-complex="normal"/>
    </style:style>
    <style:style style:name="P23" style:family="paragraph" style:parent-style-name="Standard">
      <style:text-properties fo:font-weight="normal" officeooo:rsid="001155e9" officeooo:paragraph-rsid="001155e9" fo:background-color="#ffff00" style:font-weight-asian="normal" style:font-weight-complex="normal"/>
    </style:style>
    <style:style style:name="P24" style:family="paragraph" style:parent-style-name="Standard">
      <style:text-properties officeooo:rsid="001155e9" officeooo:paragraph-rsid="001155e9" fo:background-color="#ffff00"/>
    </style:style>
    <style:style style:name="P25" style:family="paragraph" style:parent-style-name="Standard">
      <style:text-properties officeooo:rsid="0012e279" officeooo:paragraph-rsid="0012e279" fo:background-color="transparent"/>
    </style:style>
    <style:style style:name="P26" style:family="paragraph" style:parent-style-name="Standard">
      <style:text-properties fo:font-style="italic" fo:font-weight="normal" officeooo:rsid="00167b84" officeooo:paragraph-rsid="00167b84" fo:background-color="transparent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normal" fo:font-weight="bold" officeooo:rsid="00167b84" officeooo:paragraph-rsid="00167b84" fo:background-color="transparent" style:font-style-asian="normal" style:font-weight-asian="bold" style:font-style-complex="normal" style:font-weight-complex="bold"/>
    </style:style>
    <style:style style:name="P28" style:family="paragraph" style:parent-style-name="Table_20_Contents">
      <style:text-properties officeooo:rsid="00185ecd" officeooo:paragraph-rsid="00185ecd"/>
    </style:style>
    <style:style style:name="P29" style:family="paragraph" style:parent-style-name="Standard">
      <style:text-properties officeooo:rsid="0008d841" officeooo:paragraph-rsid="0008d841"/>
    </style:style>
    <style:style style:name="P30" style:family="paragraph" style:parent-style-name="Standard">
      <style:text-properties officeooo:rsid="0008d841" officeooo:paragraph-rsid="001faa4a"/>
    </style:style>
    <style:style style:name="P31" style:family="paragraph" style:parent-style-name="Standard">
      <style:text-properties fo:font-weight="bold" officeooo:rsid="0014def6" officeooo:paragraph-rsid="0014def6" fo:background-color="transparent" style:font-weight-asian="bold" style:font-weight-complex="bold"/>
    </style:style>
    <style:style style:name="P32" style:family="paragraph" style:parent-style-name="Standard">
      <style:paragraph-properties fo:margin-left="0.291cm" fo:margin-right="-0.011cm" fo:text-indent="0cm" style:auto-text-indent="false"/>
      <style:text-properties fo:text-transform="uppercase" style:font-name="Arial" fo:font-size="20pt" fo:font-weight="bold" officeooo:rsid="001faa4a" officeooo:paragraph-rsid="001faa4a" style:font-size-asian="20pt" style:font-weight-asian="bold" style:font-size-complex="20pt" style:font-weight-complex="bold"/>
    </style:style>
    <style:style style:name="P33" style:family="paragraph" style:parent-style-name="Standard">
      <style:paragraph-properties fo:margin-left="0.291cm" fo:margin-right="-0.011cm" fo:text-indent="0cm" style:auto-text-indent="false"/>
      <style:text-properties style:font-name="Arial" fo:font-size="18pt" officeooo:paragraph-rsid="001faa4a" style:font-size-asian="18pt" style:font-size-complex="18pt"/>
    </style:style>
    <style:style style:name="P34" style:family="paragraph" style:parent-style-name="Standard">
      <style:paragraph-properties fo:margin-left="0.291cm" fo:margin-right="-0.011cm" fo:text-indent="0cm" style:auto-text-indent="false"/>
      <style:text-properties style:font-name="Arial" fo:font-size="14pt" officeooo:rsid="001806b6" officeooo:paragraph-rsid="001faa4a" style:font-size-asian="14pt" style:font-size-complex="14pt"/>
    </style:style>
    <style:style style:name="P35" style:family="paragraph" style:parent-style-name="Standard">
      <style:paragraph-properties fo:margin-left="0.291cm" fo:margin-right="-0.011cm" fo:text-indent="0cm" style:auto-text-indent="false"/>
      <style:text-properties style:font-name="Arial" fo:font-size="14pt" officeooo:paragraph-rsid="001faa4a" style:font-size-asian="14pt" style:font-size-complex="14pt"/>
    </style:style>
    <style:style style:name="P36" style:family="paragraph" style:parent-style-name="Table_20_Contents">
      <style:text-properties style:font-name="Arial" fo:font-size="18pt" officeooo:paragraph-rsid="001faa4a" style:font-size-asian="18pt" style:font-size-complex="18pt"/>
    </style:style>
    <style:style style:name="T1" style:family="text">
      <style:text-properties fo:font-size="20pt" fo:font-weight="bold" officeooo:rsid="000a8396" style:font-size-asian="20pt" style:font-weight-asian="bold" style:font-size-complex="20pt" style:font-weight-complex="bold"/>
    </style:style>
    <style:style style:name="T2" style:family="text">
      <style:text-properties fo:font-size="20pt" fo:font-weight="bold" officeooo:rsid="00167b84" style:font-size-asian="20pt" style:font-weight-asian="bold" style:font-size-complex="20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0b04" style:font-weight-asian="normal" style:font-weight-complex="normal"/>
    </style:style>
    <style:style style:name="T5" style:family="text">
      <style:text-properties fo:font-weight="normal" officeooo:rsid="0014def6" style:font-weight-asian="normal" style:font-weight-complex="normal"/>
    </style:style>
    <style:style style:name="T6" style:family="text">
      <style:text-properties fo:font-weight="normal" officeooo:rsid="001bada8" style:font-weight-asian="normal" style:font-weight-complex="normal"/>
    </style:style>
    <style:style style:name="T7" style:family="text">
      <style:text-properties fo:font-weight="normal" officeooo:rsid="001da2ea" style:font-weight-asian="normal" style:font-weight-complex="normal"/>
    </style:style>
    <style:style style:name="T8" style:family="text">
      <style:text-properties officeooo:rsid="000b78b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0d0b04"/>
    </style:style>
    <style:style style:name="T11" style:family="text">
      <style:text-properties officeooo:rsid="00106b71"/>
    </style:style>
    <style:style style:name="T12" style:family="text">
      <style:text-properties officeooo:rsid="001155e9"/>
    </style:style>
    <style:style style:name="T13" style:family="text">
      <style:text-properties officeooo:rsid="00185ec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9fa9b"/>
    </style:style>
    <style:style style:name="T16" style:family="text">
      <style:text-properties officeooo:rsid="001bada8"/>
    </style:style>
    <style:style style:name="T17" style:family="text">
      <style:text-properties officeooo:rsid="001155e9" fo:background-color="#ffff00" loext:char-shading-value="0"/>
    </style:style>
    <style:style style:name="T18" style:family="text">
      <style:text-properties officeooo:rsid="001da2ea"/>
    </style:style>
    <style:style style:name="T19" style:family="text">
      <style:text-properties officeooo:rsid="001da2ea" fo:background-color="#ffffff"/>
    </style:style>
    <style:style style:name="T20" style:family="text">
      <style:text-properties fo:color="#ff0000" fo:font-weight="normal" style:font-weight-asian="normal" style:font-weight-complex="normal"/>
    </style:style>
    <style:style style:name="T21" style:family="text">
      <style:text-properties fo:background-color="#ffffff" loext:char-shading-value="0"/>
    </style:style>
    <style:style style:name="T22" style:family="text">
      <style:text-properties officeooo:rsid="001db6d5"/>
    </style:style>
    <style:style style:name="T23" style:family="text">
      <style:text-properties officeooo:rsid="001faa4a" fo:background-color="transparent" loext:char-shading-value="0"/>
    </style:style>
    <style:style style:name="T24" style:family="text">
      <style:text-properties officeooo:rsid="001bada8" fo:background-color="transparent" loext:char-shading-value="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officeooo:rsid="001806b6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3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6"/>
          </table:table-cell>
          <table:table-cell table:style-name="Tableau2.B1" office:value-type="string">
            <text:p text:style-name="P32">README PROJET_VOITURE</text:p>
            <text:p text:style-name="P32">5 SIEC</text:p>
            <text:p text:style-name="P33"/>
            <text:p text:style-name="P35">Révision 1</text:p>
            <text:p text:style-name="P34">NOVEMBRE 2017</text:p>
            <text:p text:style-name="P34">L. SENANEUCH</text:p>
          </table:table-cell>
        </table:table-row>
      </table:table>
      <text:p text:style-name="P3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text:soft-page-break/></text:p>
      <text:p text:style-name="P2">1. Introduction</text:p>
      <text:p text:style-name="P2"/>
      <text:p text:style-name="P2"><text:span text:style-name="T3"><text:tab/>Ce document est un récapitulatif des modifications qui ont été effectuée</text:span><text:span text:style-name="T6">s</text:span><text:span text:style-name="T3"> sur la voiture</text:span> <text:span text:style-name="T3">au niveau </text:span><text:span text:style-name="T9">software</text:span>.<text:span text:style-name="T3"> Il résumera le code côté stm32 et présentera une application web permettant de piloter la voiture.</text:span></text:p>
      <text:p text:style-name="P8"/>
      <text:p text:style-name="P8">La voiture tout d’abord est un modèle utilisé dans le commerce comme jouet pour enfant. Celle-ci a été instrumentée de façon à y rajouter des capteurs, et correspondre à une architecture STM32 + Raspberry Pi <text:span text:style-name="T8">3</text:span>.</text:p>
      <text:p text:style-name="P8">Les moteurs et la carrosserie sont d’origine, <text:span text:style-name="T8">ont été rajoutés par voiture : </text:span></text:p>
      <text:p text:style-name="P8">- <text:span text:style-name="T8">6 capteurs à ultrason</text:span></text:p>
      <text:p text:style-name="P8">- <text:span text:style-name="T8">1 potentiomètre pour la direction</text:span></text:p>
      <text:p text:style-name="P8">- <text:span text:style-name="T8">1 capteur à effet hall pour chaque roue arrière</text:span></text:p>
      <text:p text:style-name="P8">- <text:span text:style-name="T8">1 Raspberry Pi</text:span></text:p>
      <text:p text:style-name="P8">- <text:span text:style-name="T8">1 Ecran Tactile 7 pouces</text:span></text:p>
      <text:p text:style-name="P9">- <text:span text:style-name="T8">1 Camera 8 Mpxl couleur</text:span></text:p>
      <text:p text:style-name="P9"/>
      <text:p text:style-name="P10">Les commandes des moteurs ont été déportées côté STM32 tandis que l’écran et la camera sont connectés à la raspberry. <text:s/></text:p>
      <text:p text:style-name="P8"/>
      <text:p text:style-name="P10">Chaque raspberry a été enregistr<text:span text:style-name="T10">ée</text:span> sur le wlan et lan IoT, <text:span text:style-name="T16">c</text:span>e qui <text:s/>permet d’y accéder à distance depuis les PC des salles de TP ou en utilisant le vpn étudiant.</text:p>
      <text:p text:style-name="P10"/>
      <text:p text:style-name="P3"/>
      <text:p text:style-name="P3">2. <text:s/><text:span text:style-name="T10">STM32</text:span></text:p>
      <text:p text:style-name="P11"/>
      <text:p text:style-name="P4">2.1. L’API Team Curtis</text:p>
      <text:p text:style-name="P11"/>
      <text:p text:style-name="P12"><text:tab/>En 2016/2017, <text:s/>le projet de la team curtis a abouti à fournir une <text:a xlink:type="simple" xlink:href="https://github.com/nsellam/curtisteamgit" text:style-name="Internet_20_link" text:visited-style-name="Visited_20_Internet_20_Link">API simple</text:a> d’utilisation pour contrôler la voiture. En laissant la possibilité de changement de hardware si nécessaire.</text:p>
      <text:p text:style-name="P13">C’est cette base qui a été utilisée pour le hardware de la voiture actuelle. Cependant quelques mise<text:span text:style-name="T16">s</text:span> à jour ont été effectuée<text:span text:style-name="T16">s</text:span>.</text:p>
      <text:p text:style-name="P12"/>
      <text:p text:style-name="P5">2.2. Modifications</text:p>
      <text:p text:style-name="P13"><text:tab/>2.2.1. Hardware</text:p>
      <text:p text:style-name="P12"/>
      <text:p text:style-name="P13">Au niveau hardware, trois élément<text:span text:style-name="T16">s</text:span> ont changé :</text:p>
      <text:p text:style-name="P13">- Un potentiomètre pour avoir une valeur de la direction a été intégré à la place de deux capteurs de buté. </text:p>
      <text:p text:style-name="P13">- Les capteurs à ultrason n’av<text:span text:style-name="T16">aient </text:span>pas été installés</text:p>
      <text:p text:style-name="P13">- Utilisation d’un bus CAN plutôt que d’un SPI.</text:p>
      <text:p text:style-name="P13"/>
      <text:p text:style-name="P13"><text:tab/>Le contrôle d’un capteur à ultrason se fait de façon individuel, par contre les résultats de mesures sont relié<text:span text:style-name="T13">s</text:span> deux par deux. Ainsi les capteurs côté gauche fourniront un retour sur la même <text:span text:style-name="T13">entrée. Il en va de</text:span> même pour les capteurs centraux, et les capteurs droits. <text:s/><text:span text:style-name="T11">Les acquisitions ne peuvent donc pas être réalisées en même temps. Le temps maximum d’obtention d’une valeur après demande de la mesure a été calculé aux alentours de 100ms. La mesure des 6 capteurs ne peut donc se faire qu’en 200ms maximum (acquisitions 3 par 3).</text:span></text:p>
      <text:p text:style-name="P14">Le déclenchement d’un capteur se fait par une impulsion de 20 us.</text:p>
      <text:p text:style-name="P14">La valeur retourné<text:span text:style-name="T16">e</text:span> par le capteur est un signal à l’état bas d’une durée de 58us par centimètre.</text:p>
      <text:p text:style-name="P14"/>
      <text:p text:style-name="P14"><text:soft-page-break/></text:p>
      <text:p text:style-name="P14"><text:tab/>2.2.2. Sofware</text:p>
      <text:p text:style-name="P14"/>
      <text:p text:style-name="P15"><text:s text:c="2"/><text:tab/>L’intégration de la direction s’est faite <text:span text:style-name="T12">en utilisant directement les librairies de la team curtis.</text:span></text:p>
      <text:p text:style-name="P16">Pour le CAN et les ultrasons, c’est la « standart lib » de ST. De ce fait, quelques modifications ont été effectuée<text:span text:style-name="T16">s</text:span> .</text:p>
      <text:p text:style-name="P15"/>
      <text:p text:style-name="P15"><text:tab/><text:span text:style-name="T12">Le périphérique du CAN ne filtre pas au niveau de la couche matériel, les id sont gérés directement de manière </text:span><text:span text:style-name="T23">interruptive. </text:span><text:span text:style-name="T12">Voici la liste des messages avec leur correspondance id.</text:span></text:p>
      <text:p text:style-name="P16"><text:s text:c="3"/></text:p>
      <text:p text:style-name="P12"><text:tab/><text:tab/></text:p>
      <text:p text:style-name="P12"><draw:frame draw:style-name="fr1" draw:name="Objet1" text:anchor-type="paragraph" svg:width="21.001cm" svg:height="5.6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><text:span text:style-name="T4">A </text:span><text:span text:style-name="T3">not</text:span><text:span text:style-name="T7">er</text:span><text:span text:style-name="T3"> : Le choix de cast en uint16_t, <text:s/>la distance parcouru</text:span><text:span text:style-name="T6">e</text:span><text:span text:style-name="T3"> des roue</text:span><text:span text:style-name="T6">s</text:span><text:span text:style-name="T3"> ainsi que de la vitesse n</text:span><text:span text:style-name="T7">e sont pas </text:span><text:span text:style-name="T3"><text:s/>pas approprié</text:span><text:span text:style-name="T7">es</text:span><text:span text:style-name="T3">. Ceci est dû à la difficulté à </text:span><text:span text:style-name="T25">nodejs</text:span><text:span text:style-name="T20"> </text:span><text:span text:style-name="T3">de récupérer l’information (Interface graphique).</text:span></text:p>
      <text:p text:style-name="P23"/>
      <text:p text:style-name="P21">Les envois de messages vers la raspberry se f<text:span text:style-name="T18">ont </text:span>de façon cyclique (system_time.c). </text:p>
      <text:p text:style-name="P21"/>
      <text:p text:style-name="P21"/>
      <text:p text:style-name="P22"><text:tab/>Pour les capteurs à Ultrason, le choix a été fait d’utilis<text:span text:style-name="T18">er</text:span> les périphériques au maximum. Cette fonctionnalité utilisera donc le timer 3 et 4 ansi que 5 voies de DMA. </text:p>
      <text:p text:style-name="P22"/>
      <text:p text:style-name="P22">En effe<text:span text:style-name="T18">t </text:span>le timer 4 ainsi que la voie 5 et 7 de la DMA1 auront comme rôle de lancer les acquisitions en générant les impulsions adéquat<text:span text:style-name="T18">es</text:span>.</text:p>
      <text:p text:style-name="P22">L’idée e<text:span text:style-name="T18">s</text:span>t de lancer les acquisition<text:span text:style-name="T18">s</text:span> sur 3 capteurs simultanément <text:span text:style-name="T19">et </text:span>de lire leurs résultats avant de relancer l’acquisition de 3 nouveau<text:span text:style-name="T18">x</text:span> capteurs. Le temps maximum d’obtention de résultat<text:span text:style-name="T18">s</text:span> par un capteur est de 100ms. L’opération se fera de façon cyclique toutes les 100ms.</text:p>
      <text:p text:style-name="P22"/>
      <text:p text:style-name="P25"><text:span text:style-name="T3">Le timer 3 et la voie 2, 3, 6 de la DMA <text:s/></text:span><text:span text:style-name="T5">captureront le temps du signal délivré par les capteurs à ultrasons.</text:span></text:p>
      <text:p text:style-name="P17">Les capteur délivrent un signal de niveau bas proportionnel à la distance mesurée. Le temps du déclenchement du front descendant étant relativement constant. Une première phase de calibration est effectuée, mesurant ce temps sur chaque capteur.</text:p>
      <text:p text:style-name="P17">Une fois cette calibration terminé<text:span text:style-name="T18">e</text:span>, seul le front montant sera mesuré.<text:line-break/>La différence des deux valeurs sera proportionnelle (coef : 0.02621) à la distance.</text:p>
      <text:p text:style-name="P6"/>
      <text:p text:style-name="P6"/>
      <text:p text:style-name="P6"/>
      <text:p text:style-name="P6"/>
      <text:p text:style-name="P6"/>
      <text:p text:style-name="P6"><text:span text:style-name="T15">3.</text:span> Exemple d’interface Graphique</text:p>
      <text:p text:style-name="P17"><text:soft-page-break/></text:p>
      <text:p text:style-name="P17">L’interface graphique a été fait sou<text:span text:style-name="T18">s</text:span> la forme d’une application web.</text:p>
      <text:p text:style-name="P17">Les <text:span text:style-name="T13">outils</text:span> utilisé<text:span text:style-name="T13">s</text:span> pour la partie back-end est <text:span text:style-name="T21">nodejs.</text:span></text:p>
      <text:p text:style-name="P17">Tandis que côté front-end, c’est du HTML5, CSS3, J<text:span text:style-name="T13">avascript</text:span>.</text:p>
      <text:p text:style-name="P19">La partie backend fournira une page web, et fera suivre les informations entre le bus CAN et celle-ci via web-socket.</text:p>
      <text:p text:style-name="P17"/>
      <text:p text:style-name="P27">Installation :</text:p>
      <text:p text:style-name="P18">Précondition : Avoir nodejs avec une version &gt; 6</text:p>
      <text:p text:style-name="P17"/>
      <text:p text:style-name="P18"><text:span text:style-name="T14">git clone </text:span><text:a xlink:type="simple" xlink:href="https://github.com/daihitsuji/UI-CAR.git" text:style-name="Internet_20_link" text:visited-style-name="Visited_20_Internet_20_Link"><text:span text:style-name="T14">https://github.com/daihitsuji/UI-CAR.git</text:span></text:a></text:p>
      <text:p text:style-name="P26">npm install</text:p>
      <text:p text:style-name="P26">./app.js</text:p>
      <text:p text:style-name="P18"/>
      <text:p text:style-name="P18">La page est maintenant disponible sur le port 3000.</text:p>
      <text:p text:style-name="P18"/>
      <text:p text:style-name="P18">Pour y intégrer la video <text:span text:style-name="T22">il est possible de suivre </text:span>: </text:p>
      <text:p text:style-name="P18"><text:a xlink:type="simple" xlink:href="http://www.instructables.com/id/Raspberry-Pi-Video-Streaming/" text:style-name="Internet_20_link" text:visited-style-name="Visited_20_Internet_20_Link">http://www.instructables.com/id/Raspberry-Pi-Video-Streaming/</text:a></text:p>
      <text:p text:style-name="P18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8">Numéro de la voiture</text:p>
          </table:table-cell>
          <table:table-cell table:style-name="Tableau1.A1" office:value-type="string">
            <text:p text:style-name="P28">Adresse IP via Wifi</text:p>
          </table:table-cell>
          <table:table-cell table:style-name="Tableau1.A1" office:value-type="string">
            <text:p text:style-name="P28">Adresse IP via LAN</text:p>
          </table:table-cell>
          <table:table-cell table:style-name="Tableau1.D1" office:value-type="string">
            <text:p text:style-name="P28">Alias Wifi</text:p>
          </table:table-cell>
        </table:table-row>
        <table:table-row>
          <table:table-cell table:style-name="Tableau1.C6" office:value-type="string">
            <text:p text:style-name="P28">Voiture 1</text:p>
          </table:table-cell>
          <table:table-cell table:style-name="Tableau1.C6" office:value-type="string">
            <text:p text:style-name="P28">10.105.0.52</text:p>
          </table:table-cell>
          <table:table-cell table:style-name="Tableau1.C6" office:value-type="string">
            <text:p text:style-name="P28">10.105.1.38</text:p>
          </table:table-cell>
          <table:table-cell table:style-name="Tableau1.D6" office:value-type="string">
            <text:p text:style-name="P28">raspi-voiture-0_1</text:p>
          </table:table-cell>
        </table:table-row>
        <table:table-row>
          <table:table-cell table:style-name="Tableau1.C6" office:value-type="string">
            <text:p text:style-name="P28">Voiture 2</text:p>
          </table:table-cell>
          <table:table-cell table:style-name="Tableau1.C6" office:value-type="string">
            <text:p text:style-name="P28">10.105.0.53</text:p>
          </table:table-cell>
          <table:table-cell table:style-name="Tableau1.C6" office:value-type="string">
            <text:p text:style-name="P28">10.105.1.39</text:p>
          </table:table-cell>
          <table:table-cell table:style-name="Tableau1.D6" office:value-type="string">
            <text:p text:style-name="P28">raspi-voiture-0_2</text:p>
          </table:table-cell>
        </table:table-row>
        <table:table-row>
          <table:table-cell table:style-name="Tableau1.C6" office:value-type="string">
            <text:p text:style-name="P28">Voiture 3</text:p>
          </table:table-cell>
          <table:table-cell table:style-name="Tableau1.C6" office:value-type="string">
            <text:p text:style-name="P28">10.105.1.17</text:p>
          </table:table-cell>
          <table:table-cell table:style-name="Tableau1.C6" office:value-type="string">
            <text:p text:style-name="P28">10.105.0.17</text:p>
          </table:table-cell>
          <table:table-cell table:style-name="Tableau1.D6" office:value-type="string">
            <text:p text:style-name="P28">gei_iot_1_17</text:p>
          </table:table-cell>
        </table:table-row>
        <table:table-row>
          <table:table-cell table:style-name="Tableau1.C6" office:value-type="string">
            <text:p text:style-name="P28">Voiture 4</text:p>
          </table:table-cell>
          <table:table-cell table:style-name="Tableau1.C6" office:value-type="string">
            <text:p text:style-name="P28">10.105.0.55</text:p>
          </table:table-cell>
          <table:table-cell table:style-name="Tableau1.C6" office:value-type="string">
            <text:p text:style-name="P28">10.105.1.41</text:p>
          </table:table-cell>
          <table:table-cell table:style-name="Tableau1.D6" office:value-type="string">
            <text:p text:style-name="P28">raspi-voiture-0_4</text:p>
          </table:table-cell>
        </table:table-row>
        <table:table-row>
          <table:table-cell table:style-name="Tableau1.C6" office:value-type="string">
            <text:p text:style-name="P28">Voiture 5</text:p>
          </table:table-cell>
          <table:table-cell table:style-name="Tableau1.C6" office:value-type="string">
            <text:p text:style-name="P28">10.105.0.56</text:p>
          </table:table-cell>
          <table:table-cell table:style-name="Tableau1.C6" office:value-type="string">
            <text:p text:style-name="P28">10.105.1.42</text:p>
          </table:table-cell>
          <table:table-cell table:style-name="Tableau1.D6" office:value-type="string">
            <text:p text:style-name="P28">raspi-voiture-0_5</text:p>
          </table:table-cell>
        </table:table-row>
      </table:table>
      <text:p text:style-name="P19"/>
      <text:p text:style-name="P18"/>
      <text:p text:style-name="P20">Par ailleurs des IDE comme eclipse, netbeans, ou les IDE JetBrains (gratuits aux étudiants) permettent de faire du développement / compilation à distance. </text:p>
      <text:p text:style-name="P20">Par ailleurs une explication pour créer un projet remote sous netbeans en C est disponible depuis le réseau étudiant (VPN, salle de TP) à l’adresse suivante : </text:p>
      <text:p text:style-name="P20"><text:a xlink:type="simple" xlink:href="http://srv-gei.insa-toulouse.fr/devtech/compilation-a-distance-avec-netbeans/" text:style-name="Internet_20_link" text:visited-style-name="Visited_20_Internet_20_Link">http://srv-gei.insa-toulouse.fr/devtech/compilation-a-distance-avec-netbeans/</text:a></text:p>
      <text:p text:style-name="P7"/>
      <text:p text:style-name="P7"/>
      <text:p text:style-name="P7"><text:span text:style-name="T15">4</text:span>. <text:span text:style-name="T15">Dysfonctionnements et bugs</text:span></text:p>
      <text:p text:style-name="P19"/>
      <text:p text:style-name="P19">Dysfonctionnements et bugs recensés mais non corrigés :</text:p>
      <text:p text:style-name="P19">- Inversions avant arrière de certain capteurs ( semble aléatoire).</text:p>
      <text:p text:style-name="P19">- Surchauffe fréquente sur la raspberry ( xserver + serveur video + service contrôle voiture)</text:p>
      <text:p text:style-name="P19">- Grandeurs à calibr<text:span text:style-name="T22">er </text:span>voiture par voiture pour la direction et les valeurs batterie.</text:p>
      <text:p text:style-name="P19">- Valeurs de vitesse et de distance actuellement envoyé<text:span text:style-name="T22">e</text:span>s en uint16 (non pertinent)</text:p>
      <text:p text:style-name="P19">- Enable / Disable des moteurs ne semble avoir aucun impact.</text:p>
      <text:p text:style-name="P19">- Absence de boucle de courant</text:p>
      <text:p text:style-name="P19">- Absence d’asservissement en position du volant</text:p>
      <text:p text:style-name="P19">- Pas de vérification de l’asservissement des moteurs arriè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09:48:50.014280195</meta:creation-date>
    <dc:date>2017-10-26T16:06:25.909722742</dc:date>
    <meta:editing-duration>PT9M14S</meta:editing-duration>
    <meta:editing-cycles>4</meta:editing-cycles>
    <meta:generator>LibreOffice/5.1.6.2$Linux_X86_64 LibreOffice_project/10m0$Build-2</meta:generator>
    <meta:document-statistic meta:table-count="2" meta:image-count="0" meta:object-count="1" meta:page-count="4" meta:paragraph-count="94" meta:word-count="996" meta:character-count="6101" meta:non-whitespace-character-count="51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6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4.77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26.69mm"/>
    </style:style>
    <style:style style:name="co9" style:family="table-column">
      <style:table-column-properties fo:break-before="auto" style:column-width="20.96mm"/>
    </style:style>
    <style:style style:name="co10" style:family="table-column">
      <style:table-column-properties fo:break-before="auto" style:column-width="25.5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row table:style-name="ro1">
          <table:table-cell office:value-type="string" calcext:value-type="string">
            <text:p>STM32 → RASPBERRY PI3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ID MESSAGE</text:p>
          </table:table-cell>
          <table:table-cell table:style-name="ce1" office:value-type="string" calcext:value-type="string">
            <text:p>OCTET 1</text:p>
          </table:table-cell>
          <table:table-cell table:style-name="ce1" office:value-type="string" calcext:value-type="string">
            <text:p>OCTET 2 </text:p>
          </table:table-cell>
          <table:table-cell table:style-name="ce1" office:value-type="string" calcext:value-type="string">
            <text:p>OCTET 3</text:p>
          </table:table-cell>
          <table:table-cell table:style-name="ce1" office:value-type="string" calcext:value-type="string">
            <text:p>OCTET 4 </text:p>
          </table:table-cell>
          <table:table-cell table:style-name="ce1" office:value-type="string" calcext:value-type="string">
            <text:p>OCTET 5 </text:p>
          </table:table-cell>
          <table:table-cell table:style-name="ce1" office:value-type="string" calcext:value-type="string">
            <text:p>OCTET 6</text:p>
          </table:table-cell>
          <table:table-cell table:style-name="ce1" office:value-type="string" calcext:value-type="string">
            <text:p>OCTET 7</text:p>
          </table:table-cell>
          <table:table-cell table:style-name="ce1" office:value-type="string" calcext:value-type="string">
            <text:p>OCTET 8</text:p>
          </table:table-cell>
        </table:table-row>
        <table:table-row table:style-name="ro1">
          <table:table-cell office:value-type="string" calcext:value-type="string">
            <text:p>COMPTEURS US AVANT</text:p>
          </table:table-cell>
          <table:table-cell office:value-type="string" calcext:value-type="string">
            <text:p>0x100</text:p>
          </table:table-cell>
          <table:table-cell table:style-name="ce2" office:value-type="string" calcext:value-type="string" table:number-columns-spanned="2" table:number-rows-spanned="1">
            <text:p>(uint16_t) FRONT_LEFT 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(uint16_t) FRONT_CENTER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(uint16_t) FRONT_RIGHT</text:p>
          </table:table-cell>
          <table:covered-table-cell table:style-name="ce5"/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COMPTEURS US ARRIERE</text:p>
          </table:table-cell>
          <table:table-cell office:value-type="string" calcext:value-type="string">
            <text:p>0x110</text:p>
          </table:table-cell>
          <table:table-cell table:style-name="ce3" office:value-type="string" calcext:value-type="string" table:number-columns-spanned="2" table:number-rows-spanned="1">
            <text:p>(uint16_t) REAR_LEFT 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(uint16_t) REAR_CENTER 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(uint16_t) REAR_RIGHT</text:p>
          </table:table-cell>
          <table:covered-table-cell table:style-name="ce5"/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DISTANCE_PARCOURU</text:p>
          </table:table-cell>
          <table:table-cell office:value-type="string" calcext:value-type="string">
            <text:p>0x020</text:p>
          </table:table-cell>
          <table:table-cell table:style-name="ce2" office:value-type="string" calcext:value-type="string" table:number-columns-spanned="2" table:number-rows-spanned="1">
            <text:p>(uint16_t) <text:s/>travelled_distance_R</text:p>
          </table:table-cell>
          <table:covered-table-cell table:style-name="ce5"/>
          <table:table-cell table:style-name="ce2" office:value-type="string" calcext:value-type="string" table:number-columns-spanned="2" table:number-rows-spanned="1">
            <text:p>(uint16_t) <text:s/>travelled_distance_L</text:p>
          </table:table-cell>
          <table:covered-table-cell table:style-name="ce5"/>
          <table:table-cell table:style-name="ce6" office:value-type="string" calcext:value-type="string">
            <text:p>0xFF</text:p>
          </table:table-cell>
          <table:table-cell table:style-name="ce5" office:value-type="string" calcext:value-type="string">
            <text:p>0xF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VITESSE_ROUES</text:p>
          </table:table-cell>
          <table:table-cell office:value-type="string" calcext:value-type="string">
            <text:p>0x030</text:p>
          </table:table-cell>
          <table:table-cell table:style-name="ce3" office:value-type="string" calcext:value-type="string" table:number-columns-spanned="2" table:number-rows-spanned="1">
            <text:p>(uint16_t) speed_R</text:p>
          </table:table-cell>
          <table:covered-table-cell table:style-name="ce5"/>
          <table:table-cell table:style-name="ce3" office:value-type="string" calcext:value-type="string" table:number-columns-spanned="2" table:number-rows-spanned="1">
            <text:p>(uint16_t) speed_L</text:p>
          </table:table-cell>
          <table:covered-table-cell table:style-name="ce5"/>
          <table:table-cell table:style-name="ce2" office:value-type="string" calcext:value-type="string">
            <text:p>0xFF</text:p>
          </table:table-cell>
          <table:table-cell table:style-name="ce5" office:value-type="string" calcext:value-type="string">
            <text:p>0xFF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DIVERS</text:p>
          </table:table-cell>
          <table:table-cell office:value-type="string" calcext:value-type="string">
            <text:p>0x010</text:p>
          </table:table-cell>
          <table:table-cell table:style-name="ce4" office:value-type="string" calcext:value-type="string">
            <text:p>wheel_sensor_R</text:p>
          </table:table-cell>
          <table:table-cell office:value-type="string" calcext:value-type="string">
            <text:p>wheel_sensor_L</text:p>
          </table:table-cell>
          <table:table-cell office:value-type="string" calcext:value-type="string">
            <text:p>Batterie_ %</text:p>
          </table:table-cell>
          <table:table-cell office:value-type="string" calcext:value-type="string">
            <text:p>steering_value</text:p>
          </table:table-cell>
          <table:table-cell table:number-columns-repeated="2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COURANT MOTEURS</text:p>
          </table:table-cell>
          <table:table-cell office:value-type="string" calcext:value-type="string">
            <text:p>0x050</text:p>
          </table:table-cell>
          <table:table-cell office:value-type="string" calcext:value-type="string" table:number-columns-spanned="2" table:number-rows-spanned="1">
            <text:p>(uint16_t) motor_current_R</text:p>
          </table:table-cell>
          <table:covered-table-cell/>
          <table:table-cell table:style-name="ce4" office:value-type="string" calcext:value-type="string" table:number-columns-spanned="2" table:number-rows-spanned="1">
            <text:p>(uint16_t) motor_current_L</text:p>
          </table:table-cell>
          <table:covered-table-cell/>
          <table:table-cell table:style-name="ce4" office:value-type="string" calcext:value-type="string" table:number-columns-spanned="2" table:number-rows-spanned="1">
            <text:p>(uint16_t) motor_current_F</text:p>
          </table:table-cell>
          <table:covered-table-cell table:style-name="ce5"/>
          <table:table-cell table:number-columns-repeated="2" office:value-type="string" calcext:value-type="string">
            <text:p>0xFF</text:p>
          </table:table-cell>
        </table:table-row>
        <table:table-row table:style-name="ro1" table:number-rows-repeated="4"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RASPBERRY PI3 → STM32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INFORMATION</text:p>
          </table:table-cell>
          <table:table-cell table:style-name="ce1" office:value-type="string" calcext:value-type="string">
            <text:p>ID MESSAGE</text:p>
          </table:table-cell>
          <table:table-cell table:style-name="ce1" office:value-type="string" calcext:value-type="string">
            <text:p>OCTET 1</text:p>
          </table:table-cell>
          <table:table-cell table:style-name="ce1" office:value-type="string" calcext:value-type="string">
            <text:p>OCTET 2 </text:p>
          </table:table-cell>
          <table:table-cell table:style-name="ce1" office:value-type="string" calcext:value-type="string">
            <text:p>OCTET 3</text:p>
          </table:table-cell>
          <table:table-cell table:style-name="ce1" office:value-type="string" calcext:value-type="string">
            <text:p>OCTET 4 </text:p>
          </table:table-cell>
          <table:table-cell table:style-name="ce1" office:value-type="string" calcext:value-type="string">
            <text:p>OCTET 5 </text:p>
          </table:table-cell>
          <table:table-cell table:style-name="ce1" office:value-type="string" calcext:value-type="string">
            <text:p>OCTET 6</text:p>
          </table:table-cell>
          <table:table-cell table:style-name="ce1" office:value-type="string" calcext:value-type="string">
            <text:p>OCTET 7</text:p>
          </table:table-cell>
          <table:table-cell table:style-name="ce1" office:value-type="string" calcext:value-type="string">
            <text:p>OCTET 8</text:p>
          </table:table-cell>
        </table:table-row>
        <table:table-row table:style-name="ro1">
          <table:table-cell office:value-type="string" calcext:value-type="string">
            <text:p>Propulsion Data</text:p>
          </table:table-cell>
          <table:table-cell office:value-type="string" calcext:value-type="string">
            <text:p>0x003</text:p>
          </table:table-cell>
          <table:table-cell table:style-name="ce2" office:value-type="string" calcext:value-type="string" table:number-columns-spanned="2" table:number-rows-spanned="1">
            <text:p>(uint8_t) data</text:p>
          </table:table-cell>
          <table:covered-table-cell/>
          <table:table-cell table:number-columns-repeated="4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Direction Data</text:p>
          </table:table-cell>
          <table:table-cell office:value-type="string" calcext:value-type="string">
            <text:p>0x001</text:p>
          </table:table-cell>
          <table:table-cell office:value-type="string" calcext:value-type="string">
            <text:p>(uint8_t) data</text:p>
          </table:table-cell>
          <table:table-cell table:number-columns-repeated="5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  <table:table-row table:style-name="ro1">
          <table:table-cell office:value-type="string" calcext:value-type="string">
            <text:p>Enable Motor Control</text:p>
          </table:table-cell>
          <table:table-cell office:value-type="string" calcext:value-type="string">
            <text:p>0x002</text:p>
          </table:table-cell>
          <table:table-cell office:value-type="string" calcext:value-type="string">
            <text:p>(uint8_t) data</text:p>
          </table:table-cell>
          <table:table-cell table:number-columns-repeated="5" table:style-name="ce5" office:value-type="string" calcext:value-type="string">
            <text:p>0xFF</text:p>
          </table:table-cell>
          <table:table-cell table:number-columns-repeated="2" office:value-type="string" calcext:value-type="string">
            <text:p>0xFF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1:00:11.6810813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